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paragraph-rsid="00216341"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T1" style:family="text">
      <style:text-properties fo:background-color="#fff200" loext:char-shading-value="0"/>
    </style:style>
    <style:style style:name="T2" style:family="text">
      <style:text-properties fo:font-style="italic" fo:font-weight="bold" fo:background-color="#fff200" loext:char-shading-value="0" style:font-style-asian="italic" style:font-weight-asian="bold" style:font-style-complex="italic" style:font-weight-complex="bold"/>
    </style:style>
    <style:style style:name="T3" style:family="text">
      <style:text-properties officeooo:rsid="001529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14"/>C++’S PROGRAMMING <text:s text:c="2"/>MODULES</text:p>
      <text:p text:style-name="P3">• Function basics</text:p>
      <text:p text:style-name="P3">• Function prototypes</text:p>
      <text:p text:style-name="P3">• How to pass function arguments by value</text:p>
      <text:p text:style-name="P3">• How to design functions to process arrays</text:p>
      <text:p text:style-name="P3">• How to use const pointer parameters</text:p>
      <text:p text:style-name="P3">• How to design functions to process text strings</text:p>
      <text:p text:style-name="P3">• How to design functions to process structures</text:p>
      <text:p text:style-name="P3">• How to design functions to objects of the string class</text:p>
      <text:p text:style-name="P3">• Functions that call themselves (recursion)</text:p>
      <text:p text:style-name="P3">• Pointers to functions</text:p>
      <text:p text:style-name="P3"/>
      <text:p text:style-name="P1">Defining a Function</text:p>
      <text:p text:style-name="P3">Functions without return values are termed <text:span text:style-name="T2">type void</text:span> functions. A function with a return value produces a value that it returns to the function that called it. <text:span text:style-name="T3">A</text:span> function is declared as having the same type as the value it returns. Functions with return values require that you use a return statement so that the value is</text:p>
      <text:p text:style-name="P3">returned to the calling function. The value itself can be a <text:span text:style-name="T2">constant</text:span>, a <text:span text:style-name="T2">variable</text:span>, or a more general <text:span text:style-name="T2">expression</text:span>. <text:s text:c="2"/>The return value cannot be an array.</text:p>
      <text:p text:style-name="P3"/>
      <text:p text:style-name="P1">Prototyping and Calling a Function</text:p>
      <text:p text:style-name="P1"/>
      <text:p text:style-name="P1">Why Prototypes?</text:p>
      <text:p text:style-name="P3">A prototype describes the function interface to the compiler.</text:p>
      <text:p text:style-name="P3"/>
      <text:p text:style-name="P1">Prototype Syntax</text:p>
      <text:p text:style-name="P3">A function prototype is a statement, so it must have a terminating semicolon.</text:p>
      <text:p text:style-name="P3"/>
      <text:p text:style-name="P1">What Prototypes Do for You</text:p>
      <text:p text:style-name="P3">Some compilers warn you of possible data loss when there is an automatic con- version from a larger type to a smaller. In general, prototyping produces automatic type casts to the expected types. <text:span text:style-name="T2">static type checking</text:span>.</text:p>
      <text:p text:style-name="P3"/>
      <text:p text:style-name="P1">Function Arguments and Passing by Value</text:p>
      <text:p text:style-name="P3">Variables, including parameters, declared within a function are private to the function. Such variables are also termed automatic variables because they are allocated and deallocated automatically during program execution.</text:p>
      <text:p text:style-name="P3"/>
      <text:p text:style-name="P1">Multiple Arguments</text:p>
      <text:p text:style-name="P3"/>
      <text:p text:style-name="P1">Another Two-Argument Function</text:p>
      <text:p text:style-name="P1"/>
      <text:p text:style-name="P1">Functions and Arrays</text:p>
      <text:p text:style-name="P1"/>
      <text:p text:style-name="P3">int sum_arr(int arr[], int n) // arr = <text:span text:style-name="T1">array name</text:span>, n = size</text:p>
      <text:p text:style-name="P3"><text:soft-page-break/>arr is not really an array; it’s a pointer!</text:p>
      <text:p text:style-name="P3"/>
      <text:p text:style-name="P1">How Pointers Enable Array-Processing Functions</text:p>
      <text:p text:style-name="P3">in most contexts treats the name of an array as if it were a pointer. C++ interprets an array name as the address of its first element:</text:p>
      <text:p text:style-name="P3"/>
      <text:p text:style-name="P3">cookies == &amp;cookies[0] <text:s text:c="3"/>// array name is address of first element</text:p>
      <text:p text:style-name="P3"/>
      <text:p text:style-name="P3">int sum_arr(int * arr, int n) // arr = array name, n = size</text:p>
      <text:p text:style-name="P3"/>
      <text:p text:style-name="P3">in C++ the notations int *arr and int arr[] have the identical meaning when (and only when)</text:p>
      <text:p text:style-name="P3">used in a function header or function prototype. the array notation version ( int arr[] ) symbolically reminds you that arr not only points to an int , it points to the first int in an array of int s.</text:p>
      <text:p text:style-name="P3"/>
      <text:p text:style-name="P4">arr[i] == *(ar + I) <text:s text:c="3"/>// values in two notations</text:p>
      <text:p text:style-name="P3">&amp;arr[i] == ar + I <text:s text:c="6"/>// addresses in two notations</text:p>
      <text:p text:style-name="P3"/>
      <text:p text:style-name="P3">Pointer addition and array subscription are two equivalent ways of counting elements from the beginning of an array.</text:p>
      <text:p text:style-name="P3"/>
      <text:p text:style-name="P1">The Implications of Using Arrays as Arguments</text:p>
      <text:p text:style-name="P3"/>
      <text:p text:style-name="P1">More Array Function Examples</text:p>
      <text:p text:style-name="P3">Also, when you begin integrating storage properties with operations when you think about a program, you are taking an important step toward the OOP mind-set.</text:p>
      <text:p text:style-name="P3"/>
      <text:p text:style-name="P1">Showing the Array and Protecting It with const</text:p>
      <text:p text:style-name="P3"/>
      <text:p text:style-name="P3">void show_array(const double ar[], int n);</text:p>
      <text:p text:style-name="P1"/>
      <text:p text:style-name="P3">The declaration states that the pointer ar points to constant data.</text:p>
      <text:p text:style-name="P3"/>
      <text:p text:style-name="P1">Functions Using Array Ranges</text:p>
      <text:p text:style-name="P1"/>
      <text:p text:style-name="P1">Pointers and const</text:p>
      <text:p text:style-name="P3">You can use the const keyword two different ways with pointers. The first way is to make a pointer point to a constant object, and that prevents you from using the pointer to change the pointed-to value. The second way is to make the pointer itself constant, and that prevents you from changing where the pointer points.</text:p>
      <text:p text:style-name="P3"/>
      <text:p text:style-name="P3">First, let’s declare a pointer pt that points to a constant:</text:p>
      <text:p text:style-name="P3"/>
      <text:p text:style-name="P3">int age = 39;</text:p>
      <text:p text:style-name="P3">const int * pt = &amp;age;</text:p>
      <text:p text:style-name="P1"><text:soft-page-break/>Remember</text:p>
      <text:p text:style-name="P3">You can assign the address of either <text:span text:style-name="T1">const data</text:span> or <text:span text:style-name="T1">non-const data</text:span> to a pointer-to-const , provided that the data type is not itself a pointer, but you can assign the address of non- const data only to a non-const pointer.</text:p>
      <text:p text:style-name="P3"/>
      <text:p text:style-name="P3">const double * const stick = &amp;trouble;</text:p>
      <text:p text:style-name="P3"/>
      <text:p text:style-name="P3">Here stick can point only to trouble , and stick cannot be used to change the value of trouble . In short, both stick and *stick are const .</text:p>
      <text:p text:style-name="P3"/>
      <text:p text:style-name="P1">Functions and Two-Dimensional Arrays</text:p>
      <text:p text:style-name="P3"/>
      <text:p text:style-name="P3">int data[3][4] = {{1,2,3,4}, {9,8,7,6}, {2,4,6,8}};</text:p>
      <text:p text:style-name="P3">int total = sum(data, 3);</text:p>
      <text:p text:style-name="P3"/>
      <text:p text:style-name="P3">int sum(int (*ar)[4], int size);</text:p>
      <text:p text:style-name="P3"/>
      <text:p text:style-name="P3">int sum(int ar[][4], int size);</text:p>
      <text:p text:style-name="P3"/>
      <text:p text:style-name="P3">the pointer type specifies the number of columns, which is why the number of columns is not passed as a separate function argument.</text:p>
      <text:p text:style-name="P3"/>
      <text:p text:style-name="P3">the pointer type specifies the number of columns, which is why the number of columns is not passed as a separate function argument.</text:p>
      <text:p text:style-name="P3"/>
      <text:p text:style-name="P3">ar[r][c] == *(*(ar + r) + c) <text:s text:c="4"/>// same thing</text:p>
      <text:p text:style-name="P3"/>
      <text:p text:style-name="P1">Functions and C-Style Strings</text:p>
      <text:p text:style-name="P3">passing a string as an argument means passing an address,</text:p>
      <text:p text:style-name="P3"/>
      <text:p text:style-name="P1">Functions with C-Style String Arguments</text:p>
      <text:p text:style-name="P1"/>
      <text:p text:style-name="P3">char ghost[15] = “galloping”;</text:p>
      <text:p text:style-name="P3">char * str = “galumphing”; <text:s text:c="10"/>// ghost is &amp;ghost[0]</text:p>
      <text:p text:style-name="P3">int n1 = strlen(ghost);</text:p>
      <text:p text:style-name="P3">int n2 = strlen(str); <text:s text:c="20"/>// pointer to char</text:p>
      <text:p text:style-name="P3">int n3 = strlen(“gamboling”); <text:s text:c="3"/>// address of string</text:p>
      <text:p text:style-name="P3"/>
      <text:p text:style-name="P3">Informally, you can say that you’re passing a string as an argument, but you’re really passing</text:p>
      <text:p text:style-name="P3">the address of the first character in the string. Initially, str points to the first character in the string, so *str represents the first character itself.</text:p>
      <text:p text:style-name="P3"/>
      <text:p text:style-name="P1">Functions That Return C-Style Strings</text:p>
      <text:p text:style-name="P3">Now suppose you want to write a function that returns a string. Well, a function can’t do that.</text:p>
      <text:p text:style-name="P3">But it can return the address of a string, and that’s more efficient.</text:p>
      <text:p text:style-name="P1"><text:soft-page-break/>Functions and Structures</text:p>
      <text:p text:style-name="P3">a structure ties its data in to a single entity that will be treated as a unit.</text:p>
      <text:p text:style-name="P3"/>
      <text:p text:style-name="P1">Passing and Returning Structures</text:p>
      <text:p text:style-name="P1"/>
      <text:p text:style-name="P1">Another Example of Using Functions with Structures</text:p>
      <text:p text:style-name="P3">Traditionally, mathematicians use the symbol x to represent the horizontal off-set and y to represent the vertical offset. The distance and angle together constitute polar coordinates.</text:p>
      <text:p text:style-name="P3"/>
      <text:p text:style-name="P1">Passing Structure Addresses</text:p>
      <text:p text:style-name="P3">• When calling the function, pass it the address of the structure ( &amp;pplace ) rather than the</text:p>
      <text:p text:style-name="P3">structure itself ( pplace ).</text:p>
      <text:p text:style-name="P3">• Declare the formal parameter to be a pointer-to- polar —that is, type polar * . Because</text:p>
      <text:p text:style-name="P3">the function shouldn’t modify the structure, use the const modifier.</text:p>
      <text:p text:style-name="P3">• Because the formal parameter is a pointer instead of a structure, use the indirect membership operator ( -&gt; ) rather than the membership operator (dot).</text:p>
      <text:p text:style-name="P3"/>
      <text:p text:style-name="P3">// show polar coordinates, converting angle to degrees</text:p>
      <text:p text:style-name="P3">void show_polar (const polar * pda)</text:p>
      <text:p text:style-name="P3">{</text:p>
      <text:p text:style-name="P3"><text:tab/>using namespace std;</text:p>
      <text:p text:style-name="P3"><text:tab/>const double Rad_to_deg = 57.29577951;</text:p>
      <text:p text:style-name="P3"><text:tab/>cout &lt;&lt; “distance = “ &lt;&lt; pda-&gt;distance;</text:p>
      <text:p text:style-name="P3"><text:tab/>cout &lt;&lt; “, angle = “ &lt;&lt; pda-&gt;angle * Rad_to_deg;</text:p>
      <text:p text:style-name="P3"><text:tab/>cout &lt;&lt; “ degrees\n”;</text:p>
      <text:p text:style-name="P3">}</text:p>
      <text:p text:style-name="P3"/>
      <text:p text:style-name="P3">To take full advantage of pointer efficiency, you should use a pointer instead of a return value.</text:p>
      <text:p text:style-name="P3"/>
      <text:p text:style-name="P1">Functions and string Class Objects</text:p>
      <text:p text:style-name="P3"/>
      <text:p text:style-name="P1">Recursion</text:p>
      <text:p text:style-name="P3">(Unlike C, however, C++ does not let main() call itself.) Recursion is an important tool in certain types of programming, such as artificial intelligence. Thus, if recurs() undergoes five recursive calls, first the statements1 section is executed five times in the order in which the functions were called, and then the statements2 section is executed five times in the opposite order from the order in which the functions were called. After going into five levels of recursion, the program then has to back out through the same five levels.</text:p>
      <text:p text:style-name="P3"/>
      <text:p text:style-name="P3">The usual method is to make the recursive call part of an if statement.</text:p>
      <text:p text:style-name="P1">Recursion with Multiple Recursive Calls</text:p>
      <text:p text:style-name="P3">Recursion is particularly useful for situations that call for repeatedly subdividing a task into</text:p>
      <text:p text:style-name="P3">two smaller, similar tasks. <text:span text:style-name="T2">divide-and-conquer strategy</text:span>.</text:p>
      <text:p text:style-name="P3"/>
      <text:p text:style-name="P1">Pointers to Functions</text:p>
      <text:p text:style-name="P3"><text:soft-page-break/>Functions, like data items, have addresses.</text:p>
      <text:p text:style-name="P3"/>
      <text:p text:style-name="P3">process(think); // passes address of think() to process()</text:p>
      <text:p text:style-name="P3">thought(think()); <text:s text:c="2"/>// passes return value of think() to thought()</text:p>
      <text:p text:style-name="P3"/>
      <text:p text:style-name="P3"/>
      <text:p text:style-name="P3">double pam(int); // prototype</text:p>
      <text:p text:style-name="P3"/>
      <text:p text:style-name="P3"/>
      <text:p text:style-name="P3">double (*pf)(int); <text:s/>// pf points to a function that takes one int argument and that</text:p>
      <text:p text:style-name="P3"><text:tab/><text:tab/> <text:s text:c="5"/>// returns type double</text:p>
      <text:p text:style-name="P3"/>
      <text:p text:style-name="P3">Note that this looks just like the pam() declaration, with (*pf) playing the part of pam .</text:p>
      <text:p text:style-name="P3">Because pam is a function, so is (*pf) . And if (*pf) is a function, then pf is a pointer to a</text:p>
      <text:p text:style-name="P3">function.</text:p>
      <text:p text:style-name="P3"/>
      <text:p text:style-name="P3">double pam(int);</text:p>
      <text:p text:style-name="P3">double (*pf)(int);</text:p>
      <text:p text:style-name="P3">pf = pam; <text:s text:c="20"/>// pf now points to the pam() function</text:p>
      <text:p text:style-name="P3"/>
      <text:p text:style-name="P3">void estimate(int lines, double (*pf)(int));</text:p>
      <text:p text:style-name="P3"/>
      <text:p text:style-name="P1">Using a Pointer to Invoke a Function</text:p>
      <text:p text:style-name="P3">Actually, C++ also allows you to use pf as if it were a function name:</text:p>
      <text:p text:style-name="P3"/>
      <text:p text:style-name="P1">History Versus Logic</text:p>
      <text:p text:style-name="P3">Holy syntax! How can pf and (*pf) be equivalent? One school of thought maintains that because pf is a pointer to a function, *pf is a function; hence, you should use (*pf)() as a function call. A second school maintains that because the name of a function is a pointer to that function, a pointer to that function should act like the name of a function; hence you should use pf() as a function call. C++ takes the compromise view that both forms are correct, or at least can be allowed, even though they are logically inconsistent with each other. Before you judge that compromise too harshly, reflect that the ability to hold views that are not logically self-consistent is a hallmark of the human mental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04:51.384117858</meta:creation-date>
    <meta:editing-duration>PT1H53M35S</meta:editing-duration>
    <meta:editing-cycles>5</meta:editing-cycles>
    <meta:generator>LibreOffice/6.0.6.2$Linux_X86_64 LibreOffice_project/00m0$Build-2</meta:generator>
    <dc:date>2019-01-17T00:57:27.096753698</dc:date>
    <meta:document-statistic meta:table-count="0" meta:image-count="0" meta:object-count="0" meta:page-count="5" meta:paragraph-count="120" meta:word-count="1473" meta:character-count="8677" meta:non-whitespace-character-count="7221"/>
  </office:meta>
</office:document-meta>
</file>